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color="#000000" fo:language="en" fo:country="US" officeooo:rsid="00064cf0" officeooo:paragraph-rsid="00064cf0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line-height="150%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50%" fo:text-indent="0cm" style:auto-text-indent="false"/>
      <style:text-properties fo:color="#000000"/>
    </style:style>
    <style:style style:name="P4" style:family="paragraph" style:parent-style-name="Standard">
      <style:paragraph-properties fo:line-height="150%"/>
      <style:text-properties officeooo:rsid="00064cf0" officeooo:paragraph-rsid="00064cf0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rsid="00064cf0" officeooo:paragraph-rsid="00064cf0" style:font-weight-asian="bold" style:font-weight-complex="bold"/>
    </style:style>
    <style:style style:name="P6" style:family="paragraph" style:parent-style-name="Standard">
      <style:paragraph-properties fo:line-height="150%"/>
      <style:text-properties fo:language="en" fo:country="US" officeooo:rsid="00064cf0" officeooo:paragraph-rsid="00064cf0"/>
    </style:style>
    <style:style style:name="P7" style:family="paragraph" style:parent-style-name="Standard">
      <style:paragraph-properties fo:line-height="150%"/>
      <style:text-properties fo:language="en" fo:country="US" officeooo:rsid="00064cf0" officeooo:paragraph-rsid="00064cf0" fo:background-color="#eeeeee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/>
      <style:text-properties officeooo:rsid="00064cf0" officeooo:paragraph-rsid="00064cf0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/>
      <style:text-properties officeooo:rsid="00064cf0" officeooo:paragraph-rsid="00064cf0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>
        <style:tab-stops>
          <style:tab-stop style:position="1.499cm"/>
        </style:tab-stops>
      </style:paragraph-properties>
      <style:text-properties fo:language="ru" fo:country="RU" officeooo:rsid="0007eed6" officeooo:paragraph-rsid="0007eed6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>
        <style:tab-stops>
          <style:tab-stop style:position="0.192cm"/>
        </style:tab-stops>
      </style:paragraph-properties>
      <style:text-properties fo:language="ru" fo:country="RU" fo:font-style="italic" officeooo:rsid="002ae87b" officeooo:paragraph-rsid="0009b660" style:font-style-asian="italic" style:font-style-complex="italic"/>
    </style:style>
    <style:style style:name="P12" style:family="paragraph" style:parent-style-name="Text_20_body">
      <style:paragraph-properties fo:line-height="150%"/>
      <style:text-properties style:font-name="Liberation Mono" fo:font-size="10pt" officeooo:paragraph-rsid="00064cf0" style:font-size-asian="10pt" style:font-size-complex="10pt"/>
    </style:style>
    <style:style style:name="P13" style:family="paragraph" style:parent-style-name="Text_20_body">
      <style:paragraph-properties fo:line-height="150%"/>
      <style:text-properties style:font-name="Liberation Mono" fo:font-size="10pt" officeooo:paragraph-rsid="00064cf0" fo:background-color="#eeeeee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4cf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64cf0"/>
    </style:style>
    <style:style style:name="T5" style:family="text">
      <style:text-properties fo:language="ru" fo:country="RU" officeooo:rsid="0007eed6"/>
    </style:style>
    <style:style style:name="T6" style:family="text">
      <style:text-properties style:font-name="Liberation Mono" fo:font-size="10pt" fo:background-color="#eeeeee" loext:char-shading-value="0" style:font-size-asian="10pt" style:font-size-complex="10pt"/>
    </style:style>
    <style:style style:name="T7" style:family="text">
      <style:text-properties style:font-name="Liberation Mono" fo:font-size="10pt" fo:language="ru" fo:country="RU" fo:background-color="#eeeeee" loext:char-shading-value="0" style:font-size-asian="10pt" style:font-size-complex="10pt"/>
    </style:style>
    <style:style style:name="T8" style:family="text">
      <style:text-properties style:font-name="Liberation Mono" fo:font-size="10pt" fo:language="en" fo:country="US" fo:background-color="#eeeeee" loext:char-shading-value="0" style:font-size-asian="10pt" style:font-size-complex="10pt"/>
    </style:style>
    <style:style style:name="T9" style:family="text">
      <style:text-properties style:font-name="Liberation Mono" fo:language="en" fo:country="US"/>
    </style:style>
    <style:style style:name="T10" style:family="text">
      <style:text-properties style:font-name="Liberation Mono" fo:font-size="9pt" fo:language="en" fo:country="US" style:font-size-asian="9pt" style:font-size-complex="9pt"/>
    </style:style>
    <style:style style:name="T11" style:family="text">
      <style:text-properties style:font-name="Liberation Mono" fo:font-size="9pt" fo:language="en" fo:country="US" fo:background-color="#eeeeee" loext:char-shading-value="0" style:font-size-asian="9pt" style:font-size-complex="9pt"/>
    </style:style>
    <style:style style:name="T12" style:family="text">
      <style:text-properties fo:color="#c0c0c0"/>
    </style:style>
    <style:style style:name="T13" style:family="text">
      <style:text-properties fo:color="#c0c0c0" fo:language="ru" fo:country="RU"/>
    </style:style>
    <style:style style:name="T14" style:family="text">
      <style:text-properties fo:color="#008000"/>
    </style:style>
    <style:style style:name="T15" style:family="text">
      <style:text-properties fo:color="#008000" fo:language="ru" fo:country="RU"/>
    </style:style>
    <style:style style:name="T16" style:family="text">
      <style:text-properties officeooo:rsid="0030a9b2"/>
    </style:style>
    <style:style style:name="T17" style:family="text">
      <style:text-properties officeooo:rsid="002e1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инамические свойства объектов конкурирования оборудования</text:p>
      <text:p text:style-name="P4"/>
      <text:p text:style-name="P9">Метасистема <text:span text:style-name="T1">Qt </text:span><text:span text:style-name="T3">позволяет создать динамические свойства, которые потом могут быть доступны для изменения в редакторе свойств объекта или даже в скрипте генерирования конфигурации оборудования. </text:span><text:span text:style-name="T5">Использование динамических свойств помогает предотвратить жесткого конфигурирования устройств на уровне программного кода, и дает возможность перенести описание типа объекта в БД проекта.</text:span></text:p>
      <text:p text:style-name="P8"><text:span text:style-name="T3">Описание таких свойств сохраняется в поле </text:span><text:span text:style-name="T8">DinamycProperties</text:span><text:span text:style-name="T1"> </text:span><text:span text:style-name="T3">объекта, и в основном используется при создании преднаборов оборудования и ПО.</text:span></text:p>
      <text:p text:style-name="P4"><text:span text:style-name="T3"/></text:p>
      <text:p text:style-name="P4"><text:span text:style-name="T3">Описание динамических свойств имеет следующую структуру:</text:span></text:p>
      <text:p text:style-name="P12"><text:span text:style-name="T2"/></text:p>
      <text:p text:style-name="P13"><text:span text:style-name="T2">property_name1</text:span><text:span text:style-name="T4">;</text:span><text:span text:style-name="T2">type</text:span><text:span text:style-name="T4">;</text:span><text:span text:style-name="T2">low_limit</text:span><text:span text:style-name="T4">;</text:span><text:span text:style-name="T2">high_limit</text:span><text:span text:style-name="T4">;</text:span><text:span text:style-name="T2">default_value</text:span></text:p>
      <text:p text:style-name="P13"><text:span text:style-name="T2">property_name2</text:span><text:span text:style-name="T4">;</text:span><text:span text:style-name="T2">type</text:span><text:span text:style-name="T4">;</text:span><text:span text:style-name="T2">low_limit</text:span><text:span text:style-name="T4">;</text:span><text:span text:style-name="T2">high_limit</text:span><text:span text:style-name="T4">;</text:span><text:span text:style-name="T2">default_value</text:span></text:p>
      <text:p text:style-name="P13"><text:span text:style-name="T2">property_nameN</text:span><text:span text:style-name="T4">;</text:span><text:span text:style-name="T2">type</text:span><text:span text:style-name="T4">;</text:span><text:span text:style-name="T2">low_limit</text:span><text:span text:style-name="T4">;</text:span><text:span text:style-name="T2">high_limit</text:span><text:span text:style-name="T4">;</text:span><text:span text:style-name="T2">default_value</text:span></text:p>
      <text:p text:style-name="P7"/>
      <text:p text:style-name="P6"><text:span text:style-name="T6">property_name</text:span> – <text:s/><text:span text:style-name="T3">Название свойства (может содержать обратный слеш «\», для указания вложенности).</text:span></text:p>
      <text:p text:style-name="P6"><text:span text:style-name="T6">property_name</text:span> – <text:s/>Т<text:span text:style-name="T3">ип свойства, может принимать следующие значения: </text:span></text:p>
      <text:p text:style-name="P1"><text:span text:style-name="T3"><text:tab/>qint32 <text:s/>(4 bytes signed integral),</text:span></text:p>
      <text:p text:style-name="P3"><text:tab/>quint32 (4 bytes unsigned integer)</text:p>
      <text:p text:style-name="P3"><text:tab/>bool (true, false),</text:p>
      <text:p text:style-name="P3"><text:s text:c="6"/>double,</text:p>
      <text:p text:style-name="P2"><text:s text:c="6"/>string</text:p>
      <text:p text:style-name="P6"><text:span text:style-name="T7">l</text:span><text:span text:style-name="T6">ow_limit</text:span><text:span text:style-name="T3"> – <text:s/>нижний предел свойства (игнорируется для типов </text:span>string <text:span text:style-name="T3">и </text:span>bool<text:span text:style-name="T3">).</text:span></text:p>
      <text:p text:style-name="P6"><text:span text:style-name="T6">high_limit</text:span><text:span text:style-name="T3"> – <text:s/>верхний предел свойства (игнорируется для типов </text:span>string <text:span text:style-name="T3">и </text:span>bool<text:span text:style-name="T3">).</text:span></text:p>
      <text:p text:style-name="P6"><text:span text:style-name="T6">default_value</text:span><text:span text:style-name="T3"> – любое значение выбранного типа.</text:span></text:p>
      <text:p text:style-name="P4"><text:span text:style-name="T4"/></text:p>
      <text:p text:style-name="P10">После изменения поля <text:s/><text:span text:style-name="T2">DinamycProperties </text:span>требуется переключить фокус на другой объект и обратно, после чего, в редакторе свойств должны появиться новые заполненные значениями по умолчанию свойства.</text:p>
      <text:p text:style-name="P4"><text:span text:style-name="T3"/></text:p>
      <text:p text:style-name="P11"><text:span text:style-name="T3">Если </text:span><text:span text:style-name="T16">вы нашли </text:span><text:span text:style-name="T3">неточности в этом файле, можете его поправить или </text:span><text:span text:style-name="T17">еще лучше </text:span><text:span text:style-name="T3">дополнить </text:span><text:span text:style-name="T17">новыми деталями</text:span><text:span text:style-name="T3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1:15:00.014000000</meta:creation-date>
    <meta:generator>LibreOffice/4.4.1.2$Windows_x86 LibreOffice_project/45e2de17089c24a1fa810c8f975a7171ba4cd432</meta:generator>
    <dc:date>2015-04-02T01:33:53.184000000</dc:date>
    <meta:editing-duration>PT18M51S</meta:editing-duration>
    <meta:editing-cycles>4</meta:editing-cycles>
    <meta:document-statistic meta:table-count="0" meta:image-count="0" meta:object-count="0" meta:page-count="1" meta:paragraph-count="19" meta:word-count="177" meta:character-count="1567" meta:non-whitespace-character-count="1382"/>
  </office:meta>
</office:document-meta>
</file>